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177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53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 style:data-style-name="N5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style:use-window-font-color="true"/>
    </style:style>
    <style:style style:name="T5" style:family="text">
      <style:text-properties fo:color="#008000"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6"/>
        <table:table-column table:style-name="co2" table:number-columns-repeated="10" table:default-cell-style-name="ce9"/>
        <table:table-column table:style-name="co3" table:default-cell-style-name="ce104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30" office:value-type="string" table:number-columns-spanned="13" table:number-rows-spanned="1">
            <text:p>Robot Pont</text:p>
          </table:table-cell>
          <table:covered-table-cell table:number-columns-repeated="12" table:style-name="ce40"/>
          <table:table-cell table:style-name="ce92" office:value-type="string" table:number-columns-spanned="2" table:number-rows-spanned="1">
            <text:p>Version du : </text:p>
          </table:table-cell>
          <table:covered-table-cell table:style-name="ce93"/>
          <table:table-cell table:style-name="ce97" office:value-type="date" office:date-value="2015-01-30" table:number-columns-spanned="4" table:number-rows-spanned="1">
            <text:p>30/01/15</text:p>
          </table:table-cell>
          <table:covered-table-cell table:number-columns-repeated="2" table:style-name="ce40"/>
          <table:covered-table-cell table:style-name="ce101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1"/>
          <table:covered-table-cell table:style-name="ce46"/>
          <table:table-cell table:style-name="ce98" office:value-type="string" table:number-columns-spanned="4" table:number-rows-spanned="1">
            <text:p>FASION Adrien</text:p>
          </table:table-cell>
          <table:covered-table-cell table:number-columns-repeated="2" table:style-name="ce31"/>
          <table:covered-table-cell table:style-name="ce102"/>
          <table:table-cell/>
          <table:table-cell table:style-name="ce104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2" office:value-type="string" table:number-columns-spanned="3" table:number-rows-spanned="1">
            <text:p>Ex : Entrées analogiques</text:p>
          </table:table-cell>
          <table:covered-table-cell table:style-name="ce41"/>
          <table:covered-table-cell table:style-name="ce47"/>
          <table:table-cell table:style-name="ce55" office:value-type="string">
            <text:p>Port B</text:p>
          </table:table-cell>
          <table:table-cell table:style-name="ce32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2"/>
          <table:table-cell table:style-name="ce55" office:value-type="string">
            <text:p>Port C</text:p>
          </table:table-cell>
          <table:table-cell table:style-name="ce32" office:value-type="string" table:number-columns-spanned="3" table:number-rows-spanned="1">
            <text:p>Ex : Pilotage de (2) moteurs</text:p>
          </table:table-cell>
          <table:covered-table-cell table:style-name="ce41"/>
          <table:covered-table-cell table:style-name="ce47"/>
          <table:table-cell table:style-name="ce55" office:value-type="string">
            <text:p>Port D</text:p>
          </table:table-cell>
          <table:table-cell table:style-name="ce32" office:value-type="string" table:number-columns-spanned="3" table:number-rows-spanned="1">
            <text:p>E: Afficheur LCD ou Sorties binaires </text:p>
          </table:table-cell>
          <table:covered-table-cell table:style-name="ce41"/>
          <table:covered-table-cell table:style-name="ce47"/>
          <table:table-cell table:style-name="ce55" office:value-type="string">
            <text:p>Port E</text:p>
          </table:table-cell>
          <table:table-cell table:style-name="ce32" office:value-type="string" table:number-columns-spanned="3" table:number-rows-spanned="1">
            <text:p>Ex : Entrés analogiques</text:p>
          </table:table-cell>
          <table:covered-table-cell table:style-name="ce41"/>
          <table:covered-table-cell table:style-name="ce47"/>
          <table:table-cell table:style-name="ce105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4" office:value-type="string">
            <text:p>COMM.</text:p>
          </table:table-cell>
          <table:table-cell table:style-name="ce81" office:value-type="string">
            <text:p>PWM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table:number-columns-repeated="2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106"/>
          <table:table-cell table:style-name="ce107" table:number-columns-repeated="1001"/>
        </table:table-row>
        <table:table-row table:style-name="ro6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4"/>
          <table:covered-table-cell table:style-name="ce42"/>
          <table:covered-table-cell table:style-name="ce49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2">(Input - </text:span><text:span text:style-name="T5">Interruption</text:span><text:span text:style-name="T2">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23" office:value-type="string" table:number-columns-spanned="4" table:number-rows-spanned="1">
            <text:p><text:span text:style-name="T1">Pont H</text:span> Moteur Gauche </text:p>
            <text:p><text:span text:style-name="T1"/></text:p>
            <text:p><text:span text:style-name="T2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3" table:number-columns-spanned="4" table:number-rows-spanned="1"/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5" office:value-type="string">
            <text:p>ADC(0)</text:p>
          </table:table-cell>
          <table:table-cell table:style-name="ce35"/>
          <table:table-cell table:style-name="ce50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5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50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5" table:number-columns-repeated="2"/>
          <table:table-cell table:style-name="ce50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0" table:number-columns-repeated="2"/>
          <table:table-cell table:style-name="ce95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5" office:value-type="string">
            <text:p>ADC(5)</text:p>
          </table:table-cell>
          <table:table-cell table:style-name="ce35"/>
          <table:table-cell table:style-name="ce50" office:value-type="string">
            <text:p>RE0</text:p>
          </table:table-cell>
          <table:table-cell table:number-columns-repeated="1002"/>
        </table:table-row>
        <table:table-row table:style-name="ro6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6"/>
          <table:covered-table-cell table:style-name="ce43"/>
          <table:covered-table-cell table:style-name="ce51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2">(Input – </text:span><text:span text:style-name="T5">Interruption</text:span><text:span text:style-name="T2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Moteur</text:span> Droit</text:p>
            <text:p/>
            <text:p><text:span text:style-name="T3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5" office:value-type="string">
            <text:p>ADC(1)</text:p>
          </table:table-cell>
          <table:table-cell table:style-name="ce35"/>
          <table:table-cell table:style-name="ce50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5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50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2" office:value-type="string">
            <text:p>PWM2</text:p>
          </table:table-cell>
          <table:table-cell table:style-name="ce50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5" table:number-columns-repeated="2"/>
          <table:table-cell table:style-name="ce50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5" office:value-type="string">
            <text:p>ADC(6)</text:p>
          </table:table-cell>
          <table:table-cell table:style-name="ce35"/>
          <table:table-cell table:style-name="ce50" office:value-type="string">
            <text:p>RE1</text:p>
          </table:table-cell>
          <table:table-cell table:number-columns-repeated="1002"/>
        </table:table-row>
        <table:table-row table:style-name="ro6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36"/>
          <table:covered-table-cell table:style-name="ce43"/>
          <table:covered-table-cell table:style-name="ce51"/>
          <table:table-cell table:style-name="ce56" office:value-type="string" table:number-columns-spanned="4" table:number-rows-spanned="1">
            <text:p>Mesure <text:span text:style-name="T2">trou</text:span></text:p>
            <text:p><text:span text:style-name="T2"/></text:p>
            <text:p><text:span text:style-name="T6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Moteur</text:span> Gauche</text:p>
            <text:p/>
            <text:p><text:span text:style-name="T3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5" office:value-type="string">
            <text:p>ADC(2)</text:p>
          </table:table-cell>
          <table:table-cell table:style-name="ce35"/>
          <table:table-cell table:style-name="ce50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5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50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7"/>
          <table:table-cell table:style-name="ce82" office:value-type="string">
            <text:p>PWM1</text:p>
          </table:table-cell>
          <table:table-cell table:style-name="ce50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5" table:number-columns-repeated="2"/>
          <table:table-cell table:style-name="ce50" office:value-type="string">
            <text:p>RD2</text:p>
          </table:table-cell>
          <table:table-cell table:style-name="ce99" office:value-type="string">
            <text:p>= 1</text:p>
          </table:table-cell>
          <table:table-cell table:style-name="ce35" office:value-type="string">
            <text:p>ADC(7)</text:p>
          </table:table-cell>
          <table:table-cell table:style-name="ce35"/>
          <table:table-cell table:style-name="ce50" office:value-type="string">
            <text:p>RE2</text:p>
          </table:table-cell>
          <table:table-cell table:number-columns-repeated="1002"/>
        </table:table-row>
        <table:table-row table:style-name="ro6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36"/>
          <table:covered-table-cell table:style-name="ce43"/>
          <table:covered-table-cell table:style-name="ce51"/>
          <table:table-cell table:style-name="ce23" office:value-type="string" table:number-columns-spanned="4" table:number-rows-spanned="1">
            <text:p><text:span text:style-name="T1">Fin de Course</text:span> 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5" office:value-type="string">
            <text:p>ADC(3)</text:p>
          </table:table-cell>
          <table:table-cell table:style-name="ce35"/>
          <table:table-cell table:style-name="ce50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5" office:value-type="string">
            <text:p>ADC(9)</text:p>
          </table:table-cell>
          <table:table-cell table:style-name="ce65"/>
          <table:table-cell table:style-name="ce50" office:value-type="string">
            <text:p>RB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3</text:p>
          </table:table-cell>
          <table:table-cell table:style-name="ce90" table:number-columns-repeated="2"/>
          <table:table-cell table:style-name="ce95" office:value-type="string">
            <text:p>RD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3"/></text:p>
            <text:p><text:span text:style-name="T4">(Out)</text:span></text:p>
          </table:table-cell>
          <table:covered-table-cell table:style-name="ce34"/>
          <table:covered-table-cell table:style-name="ce42"/>
          <table:covered-table-cell table:style-name="ce49"/>
          <table:table-cell table:style-name="ce23" office:value-type="string" table:number-columns-spanned="4" table:number-rows-spanned="1">
            <text:p><text:span text:style-name="T1">Fin de Course</text:span> Dé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5" office:value-type="string">
            <text:p><text:s/></text:p>
          </table:table-cell>
          <table:table-cell table:style-name="ce35"/>
          <table:table-cell table:style-name="ce50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5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4</text:p>
          </table:table-cell>
          <table:table-cell table:style-name="ce90" table:number-columns-repeated="2"/>
          <table:table-cell table:style-name="ce95" office:value-type="string">
            <text:p>RD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3"/></text:p>
            <text:p><text:span text:style-name="T4">(Out)</text:span></text:p>
          </table:table-cell>
          <table:covered-table-cell table:style-name="ce34"/>
          <table:covered-table-cell table:style-name="ce42"/>
          <table:covered-table-cell table:style-name="ce49"/>
          <table:table-cell table:style-name="ce23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5" office:value-type="string">
            <text:p>ADC(4)</text:p>
          </table:table-cell>
          <table:table-cell table:style-name="ce35"/>
          <table:table-cell table:style-name="ce50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5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5</text:p>
          </table:table-cell>
          <table:table-cell table:style-name="ce90" table:number-columns-repeated="2"/>
          <table:table-cell table:style-name="ce95" office:value-type="string">
            <text:p>RD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60"/>
          <table:covered-table-cell table:style-name="ce72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B6</text:p>
          </table:table-cell>
          <table:table-cell table:style-name="ce35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5"/>
          <table:table-cell table:style-name="ce50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0" table:number-columns-repeated="2"/>
          <table:table-cell table:style-name="ce95" office:value-type="string">
            <text:p>RD6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2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/>
          <table:table-cell table:style-name="ce54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4cm" table:end-y="1.129cm" draw:z-index="1" draw:name="Groupe 12">
              <draw:line draw:name="Connecteur droit 13" draw:style-name="gr1" draw:text-style-name="P1" svg:x1="0.714cm" svg:y1="0.634cm" svg:x2="0.702cm" svg:y2="1.338cm">
                <text:p/>
              </draw:line>
              <draw:line draw:name="Connecteur droit 14" draw:style-name="gr1" draw:text-style-name="P1" svg:x1="0.076cm" svg:y1="1.349cm" svg:x2="1.374cm" svg:y2="1.359cm">
                <text:p/>
              </draw:line>
              <draw:line draw:name="Connecteur droit 15" draw:style-name="gr1" draw:text-style-name="P1" svg:x1="0.406cm" svg:y1="1.349cm" svg:x2="0.132cm" svg:y2="1.768cm">
                <text:p/>
              </draw:line>
              <draw:line draw:name="Connecteur droit 16" draw:style-name="gr1" draw:text-style-name="P1" svg:x1="0.702cm" svg:y1="1.369cm" svg:x2="0.429cm" svg:y2="1.788cm">
                <text:p/>
              </draw:line>
              <draw:line draw:name="Connecteur droit 17" draw:style-name="gr1" draw:text-style-name="P1" svg:x1="1.021cm" svg:y1="1.369cm" svg:x2="0.748cm" svg:y2="1.788cm">
                <text:p/>
              </draw:line>
              <draw:line draw:name="Connecteur droit 18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5">
            <draw:g table:end-cell-address="'Entrée-Sortie'.M22" table:end-x="1.374cm" table:end-y="1.129cm" draw:z-index="2" draw:name="Groupe 19">
              <draw:line draw:name="Connecteur droit 20" draw:style-name="gr1" draw:text-style-name="P1" svg:x1="0.714cm" svg:y1="0.634cm" svg:x2="0.702cm" svg:y2="1.338cm">
                <text:p/>
              </draw:line>
              <draw:line draw:name="Connecteur droit 21" draw:style-name="gr1" draw:text-style-name="P1" svg:x1="0.076cm" svg:y1="1.349cm" svg:x2="1.374cm" svg:y2="1.359cm">
                <text:p/>
              </draw:line>
              <draw:line draw:name="Connecteur droit 22" draw:style-name="gr1" draw:text-style-name="P1" svg:x1="0.406cm" svg:y1="1.349cm" svg:x2="0.132cm" svg:y2="1.768cm">
                <text:p/>
              </draw:line>
              <draw:line draw:name="Connecteur droit 23" draw:style-name="gr1" draw:text-style-name="P1" svg:x1="0.702cm" svg:y1="1.369cm" svg:x2="0.429cm" svg:y2="1.788cm">
                <text:p/>
              </draw:line>
              <draw:line draw:name="Connecteur droit 24" draw:style-name="gr1" draw:text-style-name="P1" svg:x1="1.021cm" svg:y1="1.369cm" svg:x2="0.748cm" svg:y2="1.788cm">
                <text:p/>
              </draw:line>
              <draw:line draw:name="Connecteur droit 25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1"/>
          <table:table-cell table:style-name="ce91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6" office:value-type="string">
            <text:p>RD7</text:p>
          </table:table-cell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>
            <draw:g table:end-cell-address="'Entrée-Sortie'.U22" table:end-x="1.374cm" table:end-y="1.129cm" draw:z-index="4" draw:name="Groupe 33">
              <draw:line draw:name="Connecteur droit 34" draw:style-name="gr1" draw:text-style-name="P1" svg:x1="0.714cm" svg:y1="0.634cm" svg:x2="0.702cm" svg:y2="1.338cm">
                <text:p/>
              </draw:line>
              <draw:line draw:name="Connecteur droit 35" draw:style-name="gr1" draw:text-style-name="P1" svg:x1="0.076cm" svg:y1="1.349cm" svg:x2="1.374cm" svg:y2="1.359cm">
                <text:p/>
              </draw:line>
              <draw:line draw:name="Connecteur droit 36" draw:style-name="gr1" draw:text-style-name="P1" svg:x1="0.406cm" svg:y1="1.349cm" svg:x2="0.132cm" svg:y2="1.768cm">
                <text:p/>
              </draw:line>
              <draw:line draw:name="Connecteur droit 37" draw:style-name="gr1" draw:text-style-name="P1" svg:x1="0.702cm" svg:y1="1.369cm" svg:x2="0.429cm" svg:y2="1.788cm">
                <text:p/>
              </draw:line>
              <draw:line draw:name="Connecteur droit 38" draw:style-name="gr1" draw:text-style-name="P1" svg:x1="1.021cm" svg:y1="1.369cm" svg:x2="0.748cm" svg:y2="1.788cm">
                <text:p/>
              </draw:line>
              <draw:line draw:name="Connecteur droit 39" draw:style-name="gr1" draw:text-style-name="P1" svg:x1="1.34cm" svg:y1="1.349cm" svg:x2="1.067cm" svg:y2="1.768cm">
                <text:p/>
              </draw:line>
            </draw:g>
          </table:table-cell>
          <table:table-cell table:style-name="ce54"/>
          <table:table-cell table:number-columns-repeated="100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9" office:value-type="string">
            <text:p><text:s text:c="2"/></text:p>
          </table:table-cell>
          <table:table-cell table:style-name="ce39" office:value-type="string">
            <text:p>masse</text:p>
          </table:table-cell>
          <table:table-cell table:style-name="ce45">
            <draw:g table:end-cell-address="'Entrée-Sortie'.F22" table:end-x="0.411cm" table:end-y="1.176cm" draw:z-index="0" draw:name="Groupe 11">
              <draw:line draw:name="Connecteur droit 2" draw:style-name="gr1" draw:text-style-name="P1" svg:x1="1.592cm" svg:y1="0.022cm" svg:x2="1.58cm" svg:y2="0.727cm">
                <text:p/>
              </draw:line>
              <draw:line draw:name="Connecteur droit 4" draw:style-name="gr1" draw:text-style-name="P1" svg:x1="0.892cm" svg:y1="0.737cm" svg:x2="2.317cm" svg:y2="0.747cm">
                <text:p/>
              </draw:line>
              <draw:line draw:name="Connecteur droit 7" draw:style-name="gr1" draw:text-style-name="P1" svg:x1="1.255cm" svg:y1="0.737cm" svg:x2="0.955cm" svg:y2="1.156cm">
                <text:p/>
              </draw:line>
              <draw:line draw:name="Connecteur droit 8" draw:style-name="gr1" draw:text-style-name="P1" svg:x1="1.58cm" svg:y1="0.757cm" svg:x2="1.28cm" svg:y2="1.176cm">
                <text:p/>
              </draw:line>
              <draw:line draw:name="Connecteur droit 9" draw:style-name="gr1" draw:text-style-name="P1" svg:x1="1.93cm" svg:y1="0.757cm" svg:x2="1.63cm" svg:y2="1.176cm">
                <text:p/>
              </draw:line>
              <draw:line draw:name="Connecteur droit 10" draw:style-name="gr1" draw:text-style-name="P1" svg:x1="2.28cm" svg:y1="0.737cm" svg:x2="1.98cm" svg:y2="1.156cm">
                <text:p/>
              </draw:line>
            </draw:g>
          </table:table-cell>
          <table:table-cell table:style-name="ce45" table:number-columns-repeated="3"/>
          <table:table-cell table:style-name="ce68"/>
          <table:table-cell table:style-name="ce45" table:number-columns-repeated="2"/>
          <table:table-cell table:style-name="ce80"/>
          <table:table-cell table:style-name="ce45" table:number-columns-repeated="3"/>
          <table:table-cell table:style-name="ce40" table:number-columns-repeated="3"/>
          <table:table-cell table:style-name="ce100" table:number-columns-repeated="3"/>
          <table:table-cell table:style-name="ce103"/>
          <table:table-cell table:number-columns-repeated="100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4"/>
        <table:table-column table:style-name="co5" table:default-cell-style-name="ce112"/>
        <table:table-column table:style-name="co6" table:default-cell-style-name="ce104"/>
        <table:table-column table:style-name="co7" table:default-cell-style-name="ce104"/>
        <table:table-column table:style-name="co6" table:default-cell-style-name="ce104"/>
        <table:table-column table:style-name="co8" table:default-cell-style-name="ce125"/>
        <table:table-column table:style-name="co4" table:number-columns-repeated="1012" table:default-cell-style-name="ce104"/>
        <table:table-row table:style-name="ro9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8" office:value-type="string" table:number-columns-spanned="5" table:number-rows-spanned="2">
            <text:p><text:s text:c="2"/>ECIO40</text:p>
          </table:table-cell>
          <table:covered-table-cell table:number-columns-repeated="4" table:style-name="ce113"/>
          <table:table-cell table:number-columns-repeated="1012"/>
        </table:table-row>
        <table:table-row table:style-name="ro9">
          <table:table-cell table:number-columns-repeated="7"/>
          <table:covered-table-cell table:number-columns-repeated="5" table:style-name="ce109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VDD_OUT</text:p>
          </table:table-cell>
          <table:table-cell table:style-name="ce114" office:value-type="float" office:value="1">
            <text:p>1</text:p>
          </table:table-cell>
          <table:table-cell table:style-name="ce118"/>
          <table:table-cell table:style-name="ce121" office:value-type="float" office:value="40">
            <text:p>40</text:p>
          </table:table-cell>
          <table:table-cell table:style-name="ce124" office:value-type="string">
            <text:p>VDD_IN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GND</text:p>
          </table:table-cell>
          <table:table-cell table:style-name="ce115" office:value-type="float" office:value="2">
            <text:p>2</text:p>
          </table:table-cell>
          <table:table-cell table:style-name="ce119"/>
          <table:table-cell table:style-name="ce122" office:value-type="float" office:value="39">
            <text:p>39</text:p>
          </table:table-cell>
          <table:table-cell table:style-name="ce124" office:value-type="string">
            <text:p>RB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3">
            <text:p>3</text:p>
          </table:table-cell>
          <table:table-cell table:style-name="ce119"/>
          <table:table-cell table:style-name="ce122" office:value-type="float" office:value="38">
            <text:p>38</text:p>
          </table:table-cell>
          <table:table-cell table:style-name="ce124" office:value-type="string">
            <text:p>RB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0 <text:s text:c="2"/>RA0</text:p>
          </table:table-cell>
          <table:table-cell table:style-name="ce115" office:value-type="float" office:value="4">
            <text:p>4</text:p>
          </table:table-cell>
          <table:table-cell table:style-name="ce119"/>
          <table:table-cell table:style-name="ce122" office:value-type="float" office:value="37">
            <text:p>37</text:p>
          </table:table-cell>
          <table:table-cell table:style-name="ce124" office:value-type="string">
            <text:p>RB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1 <text:s text:c="2"/>RA1</text:p>
          </table:table-cell>
          <table:table-cell table:style-name="ce115" office:value-type="float" office:value="5">
            <text:p>5</text:p>
          </table:table-cell>
          <table:table-cell table:style-name="ce119"/>
          <table:table-cell table:style-name="ce122" office:value-type="float" office:value="36">
            <text:p>36</text:p>
          </table:table-cell>
          <table:table-cell table:style-name="ce124" office:value-type="string">
            <text:p>RB4 <text:s text:c="2"/>AN1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2 / VREF- <text:s text:c="2"/>RA2</text:p>
          </table:table-cell>
          <table:table-cell table:style-name="ce115" office:value-type="float" office:value="6">
            <text:p>6</text:p>
          </table:table-cell>
          <table:table-cell table:style-name="ce119"/>
          <table:table-cell table:style-name="ce122" office:value-type="float" office:value="35">
            <text:p>35</text:p>
          </table:table-cell>
          <table:table-cell table:style-name="ce124" office:value-type="string">
            <text:p>RB3 <text:s text:c="2"/>AN9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3 / VREF+ <text:s text:c="2"/>RA3</text:p>
          </table:table-cell>
          <table:table-cell table:style-name="ce115" office:value-type="float" office:value="7">
            <text:p>7</text:p>
          </table:table-cell>
          <table:table-cell table:style-name="ce119"/>
          <table:table-cell table:style-name="ce122" office:value-type="float" office:value="34">
            <text:p>34</text:p>
          </table:table-cell>
          <table:table-cell table:style-name="ce124" office:value-type="string">
            <text:p>RB2 <text:s text:c="2"/>AN8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A4</text:p>
          </table:table-cell>
          <table:table-cell table:style-name="ce115" office:value-type="float" office:value="8">
            <text:p>8</text:p>
          </table:table-cell>
          <table:table-cell table:style-name="ce119"/>
          <table:table-cell table:style-name="ce122" office:value-type="float" office:value="33">
            <text:p>33</text:p>
          </table:table-cell>
          <table:table-cell table:style-name="ce124" office:value-type="string">
            <text:p>RB1 <text:s text:c="2"/>AN1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4 <text:s text:c="2"/>RA5</text:p>
          </table:table-cell>
          <table:table-cell table:style-name="ce115" office:value-type="float" office:value="9">
            <text:p>9</text:p>
          </table:table-cell>
          <table:table-cell table:style-name="ce119"/>
          <table:table-cell table:style-name="ce122" office:value-type="float" office:value="32">
            <text:p>32</text:p>
          </table:table-cell>
          <table:table-cell table:style-name="ce124" office:value-type="string">
            <text:p>RB0 <text:s text:c="2"/>AN1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0">
            <text:p>10</text:p>
          </table:table-cell>
          <table:table-cell table:style-name="ce119"/>
          <table:table-cell table:style-name="ce122" office:value-type="float" office:value="31">
            <text:p>31</text:p>
          </table:table-cell>
          <table:table-cell table:style-name="ce124" office:value-type="string">
            <text:p>RC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1">
            <text:p>11</text:p>
          </table:table-cell>
          <table:table-cell table:style-name="ce119"/>
          <table:table-cell table:style-name="ce122" office:value-type="float" office:value="30">
            <text:p>30</text:p>
          </table:table-cell>
          <table:table-cell table:style-name="ce124" office:value-type="string">
            <text:p>RC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2">
            <text:p>12</text:p>
          </table:table-cell>
          <table:table-cell table:style-name="ce119"/>
          <table:table-cell table:style-name="ce122" office:value-type="float" office:value="29">
            <text:p>29</text:p>
          </table:table-cell>
          <table:table-cell table:style-name="ce124" office:value-type="string">
            <text:p>RC2 <text:s text:c="2"/>CCP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0</text:p>
          </table:table-cell>
          <table:table-cell table:style-name="ce115" office:value-type="float" office:value="13">
            <text:p>13</text:p>
          </table:table-cell>
          <table:table-cell table:style-name="ce119"/>
          <table:table-cell table:style-name="ce122" office:value-type="float" office:value="28">
            <text:p>28</text:p>
          </table:table-cell>
          <table:table-cell table:style-name="ce124" office:value-type="string">
            <text:p>RC1 <text:s text:c="2"/>CCP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1</text:p>
          </table:table-cell>
          <table:table-cell table:style-name="ce115" office:value-type="float" office:value="14">
            <text:p>14</text:p>
          </table:table-cell>
          <table:table-cell table:style-name="ce119"/>
          <table:table-cell table:style-name="ce122" office:value-type="float" office:value="27">
            <text:p>27</text:p>
          </table:table-cell>
          <table:table-cell table:style-name="ce124" office:value-type="string">
            <text:p>RC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2</text:p>
          </table:table-cell>
          <table:table-cell table:style-name="ce115" office:value-type="float" office:value="15">
            <text:p>15</text:p>
          </table:table-cell>
          <table:table-cell table:style-name="ce119"/>
          <table:table-cell table:style-name="ce122" office:value-type="float" office:value="26">
            <text:p>26</text:p>
          </table:table-cell>
          <table:table-cell table:style-name="ce124" office:value-type="string">
            <text:p>GND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3</text:p>
          </table:table-cell>
          <table:table-cell table:style-name="ce115" office:value-type="float" office:value="16">
            <text:p>16</text:p>
          </table:table-cell>
          <table:table-cell table:style-name="ce119"/>
          <table:table-cell table:style-name="ce122" office:value-type="float" office:value="25">
            <text:p>25</text:p>
          </table:table-cell>
          <table:table-cell table:style-name="ce124" office:value-type="string">
            <text:p>RE2 <text:s text:c="2"/>AN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4</text:p>
          </table:table-cell>
          <table:table-cell table:style-name="ce115" office:value-type="float" office:value="17">
            <text:p>17</text:p>
          </table:table-cell>
          <table:table-cell table:style-name="ce119"/>
          <table:table-cell table:style-name="ce122" office:value-type="float" office:value="24">
            <text:p>24</text:p>
          </table:table-cell>
          <table:table-cell table:style-name="ce124" office:value-type="string">
            <text:p>RE1 <text:s text:c="2"/>AN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5</text:p>
          </table:table-cell>
          <table:table-cell table:style-name="ce115" office:value-type="float" office:value="18">
            <text:p>18</text:p>
          </table:table-cell>
          <table:table-cell table:style-name="ce119"/>
          <table:table-cell table:style-name="ce122" office:value-type="float" office:value="23">
            <text:p>23</text:p>
          </table:table-cell>
          <table:table-cell table:style-name="ce124" office:value-type="string">
            <text:p>RE0 <text:s text:c="2"/>AN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6</text:p>
          </table:table-cell>
          <table:table-cell table:style-name="ce115" office:value-type="float" office:value="19">
            <text:p>19</text:p>
          </table:table-cell>
          <table:table-cell table:style-name="ce119"/>
          <table:table-cell table:style-name="ce122" office:value-type="float" office:value="22">
            <text:p>22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7</text:p>
          </table:table-cell>
          <table:table-cell table:style-name="ce116" office:value-type="float" office:value="20">
            <text:p>20</text:p>
          </table:table-cell>
          <table:table-cell table:style-name="ce120"/>
          <table:table-cell table:style-name="ce123" office:value-type="float" office:value="21">
            <text:p>21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7"/>
          <table:table-cell table:number-columns-repeated="1012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1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1-30">30/01/2015</text:date></text:span><text:span text:style-name="MT1"><text:time>11:33:33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1-30T11:33:33.76</dc:date>
    <meta:editing-duration>PT3H59M13S</meta:editing-duration>
    <meta:editing-cycles>18</meta:editing-cycles>
    <meta:document-statistic meta:table-count="2" meta:cell-count="266" meta:object-count="6"/>
  </office:meta>
</office:document-meta>
</file>